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fo:font-size="12pt" fo:language="fr" fo:country="FR" style:font-size-asian="12pt" style:font-size-complex="12pt"/>
    </style:style>
    <style:style style:name="P4" style:family="paragraph" style:parent-style-name="Standard">
      <style:paragraph-properties fo:text-align="center" style:justify-single-word="false"/>
      <style:text-properties fo:font-size="12pt" fo:language="fr" fo:country="FR"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3pt" fo:language="fr" fo:country="FR" style:font-size-asian="13pt" style:font-size-complex="13pt"/>
    </style:style>
    <style:style style:name="P7" style:family="paragraph" style:parent-style-name="Standard">
      <style:paragraph-properties fo:text-align="center" style:justify-single-word="false"/>
      <style:text-properties fo:font-size="13pt" fo:language="fr" fo:country="FR" style:font-size-asian="13pt" style:font-size-complex="13pt"/>
    </style:style>
    <style:style style:name="P8" style:family="paragraph" style:parent-style-name="Standard">
      <style:paragraph-properties fo:text-align="center" style:justify-single-word="false"/>
    </style:style>
    <style:style style:name="P9" style:family="paragraph" style:parent-style-name="Standard">
      <style:text-properties fo:font-size="10pt" fo:language="fr" fo:country="FR" style:font-size-asian="10pt" style:font-size-complex="10pt"/>
    </style:style>
    <style:style style:name="P10" style:family="paragraph" style:parent-style-name="Standard">
      <style:paragraph-properties fo:text-align="start" style:justify-single-word="false"/>
      <style:text-properties fo:font-size="10pt" fo:language="fr" fo:country="FR" style:font-size-asian="10pt" style:font-size-complex="10pt"/>
    </style:style>
    <style:style style:name="P11" style:family="paragraph" style:parent-style-name="Standard">
      <style:paragraph-properties fo:margin-left="0cm" fo:margin-right="0cm" fo:text-indent="0.741cm" style:auto-text-indent="false"/>
    </style:style>
    <style:style style:name="P12" style:family="paragraph" style:parent-style-name="Standard">
      <style:paragraph-properties fo:margin-left="0cm" fo:margin-right="0cm" fo:text-align="start" style:justify-single-word="false" fo:text-indent="0.741cm" style:auto-text-indent="false"/>
    </style:style>
    <style:style style:name="P13" style:family="paragraph" style:parent-style-name="Standard">
      <style:paragraph-properties fo:margin-left="0cm" fo:margin-right="0cm" fo:text-align="start" style:justify-single-word="false" fo:text-indent="0.741cm" style:auto-text-indent="false"/>
      <style:text-properties fo:font-size="10pt" fo:language="fr" fo:country="FR" style:font-size-asian="10pt" style:font-size-complex="10pt"/>
    </style:style>
    <style:style style:name="P14" style:family="paragraph" style:parent-style-name="Standard">
      <style:paragraph-properties fo:break-before="page"/>
    </style:style>
    <style:style style:name="P15" style:family="paragraph" style:parent-style-name="Standard">
      <style:paragraph-properties fo:text-align="start" style:justify-single-word="false" fo:break-before="page"/>
    </style:style>
    <style:style style:name="P16" style:family="paragraph" style:parent-style-name="Standard">
      <style:paragraph-properties fo:text-align="start" style:justify-single-word="false" fo:break-before="page"/>
      <style:text-properties fo:font-size="10pt" fo:language="fr" fo:country="FR" officeooo:rsid="0006bd90" officeooo:paragraph-rsid="0006bd90" style:font-size-asian="10pt" style:font-size-complex="10pt"/>
    </style:style>
    <style:style style:name="P17" style:family="paragraph" style:parent-style-name="Standard" style:list-style-name="WWNum1">
      <style:paragraph-properties fo:margin-left="0.741cm" fo:margin-right="0cm" fo:text-align="start" style:justify-single-word="false" fo:text-indent="-0.741cm" style:auto-text-indent="false"/>
    </style:style>
    <style:style style:name="P18" style:family="paragraph" style:parent-style-name="Standard" style:master-page-name="Standard">
      <style:paragraph-properties style:page-number="auto"/>
    </style:style>
    <style:style style:name="T1" style:family="text">
      <style:text-properties fo:font-size="9pt" fo:language="fr" fo:country="FR" style:font-size-asian="9pt" style:font-size-complex="9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background-color="#ffff00"/>
    </style:style>
    <style:style style:name="T5" style:family="text">
      <style:text-properties fo:language="fr" fo:country="FR" style:text-underline-style="solid" style:text-underline-width="auto" style:text-underline-color="font-color"/>
    </style:style>
    <style:style style:name="T6" style:family="text">
      <style:text-properties fo:font-size="12pt" fo:language="fr" fo:country="FR" style:font-size-asian="12pt" style:font-size-complex="12pt"/>
    </style:style>
    <style:style style:name="T7" style:family="text">
      <style:text-properties fo:font-size="13pt" fo:language="fr" fo:country="FR" style:font-size-asian="13pt" style:font-size-complex="13pt"/>
    </style:style>
    <style:style style:name="T8" style:family="text">
      <style:text-properties fo:font-size="10pt" fo:language="fr" fo:country="FR" style:font-size-asian="10pt" style:font-size-complex="10pt"/>
    </style:style>
    <style:style style:name="T9" style:family="text">
      <style:text-properties fo:font-size="10pt" fo:language="fr" fo:country="FR"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Introduction a l’archéométrie </text:span></text:p>
      <text:p text:style-name="Standard"><text:span text:style-name="T1">Cours 1</text:span></text:p>
      <text:p text:style-name="P1"/>
      <text:p text:style-name="P1"/>
      <text:p text:style-name="P1"/>
      <text:p text:style-name="Standard"><text:span text:style-name="T3">Etymologie </text:span></text:p>
      <text:p text:style-name="Standard"><text:span text:style-name="T2">Archéo = ancien </text:span></text:p>
      <text:p text:style-name="Standard"><text:span text:style-name="T2">Métrie = mesure </text:span></text:p>
      <text:p text:style-name="Standard"><text:span text:style-name="T2">-&gt; mesure des choses anciennes </text:span></text:p>
      <text:p text:style-name="P1"/>
      <text:p text:style-name="Standard"><text:span text:style-name="T4">Archéométrie</text:span><text:span text:style-name="T2">: L’utilisation des technique dérivées des sciences dures pour l’interprétation et l’analyse de l’archéologie </text:span></text:p>
      <text:p text:style-name="P1"/>
      <text:p text:style-name="P2"/>
      <text:p text:style-name="Standard"><text:span text:style-name="T3">Enjeux de la discipline:</text:span></text:p>
      <text:p text:style-name="P3"/>
      <text:p text:style-name="Standard"><text:span text:style-name="T6">Contributions à la connaissance du Passé de l’Homme </text:span></text:p>
      <text:p text:style-name="P11"><text:span text:style-name="T2">-accéder à la trame chronologique des évènements </text:span></text:p>
      <text:p text:style-name="P11"><text:span text:style-name="T2">-identifier les matériaux constitutifs des objets du Patrimoine </text:span></text:p>
      <text:p text:style-name="Standard"><text:span text:style-name="T2">Pour connaitre l’histoire de l’Homme du passé </text:span></text:p>
      <text:p text:style-name="P11"><text:span text:style-name="T2">-date de réalisation des objets anciens </text:span></text:p>
      <text:p text:style-name="P11"><text:span text:style-name="T2">-techniques de fabrication et leur évolution </text:span></text:p>
      <text:p text:style-name="P11"><text:span text:style-name="T2">-fonctions et statut des oeuvres d’art</text:span></text:p>
      <text:p text:style-name="Standard"><text:span text:style-name="T2">Pour conserver, restaurer les oobjets du Patrimoine </text:span></text:p>
      <text:p text:style-name="P11"><text:span text:style-name="T2">-comprendre les processus physico-chimiques d’altération </text:span></text:p>
      <text:p text:style-name="P11"><text:span text:style-name="T2">-proposer des protocoles de sauvegarde</text:span></text:p>
      <text:p text:style-name="Standard"><text:span text:style-name="T2">Pour authentifier une oeuvre d’art, expertiser </text:span></text:p>
      <text:p text:style-name="P1"/>
      <text:p text:style-name="Standard"><text:span text:style-name="T6">Principales questions sur les oeuvres d’art et les objets archéologiques </text:span></text:p>
      <text:p text:style-name="Standard"><text:span text:style-name="T2">-en quoi il est fait ? </text:span></text:p>
      <text:p text:style-name="Standard"><text:span text:style-name="T2">-comment a-t-il été réalisé ? </text:span></text:p>
      <text:p text:style-name="Standard"><text:span text:style-name="T2">-d’où viennent les matières premières ? </text:span></text:p>
      <text:p text:style-name="Standard"><text:span text:style-name="T2">-quel age a-t-il ? </text:span></text:p>
      <text:p text:style-name="Standard"><text:span text:style-name="T2">-est-il authentique ? </text:span></text:p>
      <text:p text:style-name="Standard"><text:span text:style-name="T2">-Est-il altéré ? </text:span></text:p>
      <text:p text:style-name="P1"/>
      <text:p text:style-name="Standard"><text:span text:style-name="T6">La “première” revue archéométriques </text:span></text:p>
      <text:p text:style-name="Standard"><text:span text:style-name="T2">-archeometry</text:span></text:p>
      <text:p text:style-name="Standard"><text:span text:style-name="T2">-journal of archaeological science</text:span></text:p>
      <text:p text:style-name="Standard"><text:span text:style-name="T2">-Revue d’archeometrie -&gt; archeo sciences</text:span></text:p>
      <text:p text:style-name="Standard"><text:span text:style-name="T2">-technè</text:span></text:p>
      <text:p text:style-name="P1"/>
      <text:p text:style-name="Standard"><text:span text:style-name="T6">Livres de cours </text:span></text:p>
      <text:p text:style-name="Standard"><text:span text:style-name="T2">-scientific methods and cultural heritage </text:span></text:p>
      <text:p text:style-name="Standard"><text:span text:style-name="T2">-physico-chimie des matériaux archéologiques et culturels </text:span></text:p>
      <text:p text:style-name="Standard"><text:span text:style-name="T2">-la collections “sciences archéologiques”</text:span></text:p>
      <text:p text:style-name="Standard"><text:span text:style-name="T2">-archaeological chemistry </text:span></text:p>
      <text:p text:style-name="Standard"><text:span text:style-name="T2"><text:s/></text:span></text:p>
      <text:p text:style-name="Standard"><text:span text:style-name="T6">Une structuration nationale </text:span></text:p>
      <text:p text:style-name="Standard"><text:span text:style-name="T2">-GMPCA </text:span></text:p>
      <text:p text:style-name="Standard"><text:span text:style-name="T2">-réseau CAI-RN </text:span></text:p>
      <text:p text:style-name="P1"/>
      <text:p text:style-name="P1"/>
      <text:p text:style-name="P1"/>
      <text:p text:style-name="P1"/>
      <text:p text:style-name="P1"/>
      <text:p text:style-name="Standard"><text:soft-page-break/><text:span text:style-name="T6">Obsidienne et archeometrie </text:span></text:p>
      <text:p text:style-name="Standard"><text:span text:style-name="T4">Obsidienne</text:span><text:span text:style-name="T2">: matériaux utilisé par les préhistoriques, roche volcanique, verre naturel</text:span></text:p>
      <text:p text:style-name="P1"/>
      <text:p text:style-name="Standard"><text:span text:style-name="T6">Quelles obsidiennes faut-il caractériser ? </text:span></text:p>
      <text:p text:style-name="Standard"><text:span text:style-name="T2">4 sources potentielles: ile de Palmarola, Lipari, l’ile de Pantelleria et Monte Arci </text:span></text:p>
      <text:p text:style-name="P1"/>
      <text:p text:style-name="Standard"><text:span text:style-name="T6">Comment identifier la “vraie” source ?</text:span></text:p>
      <text:p text:style-name="Standard"><text:span text:style-name="T2">Possible de tracer l’origine de l’obsidienne par la géochimie depuis les 60’s</text:span></text:p>
      <text:p text:style-name="Standard"><text:span text:style-name="T2">Méthode de fluorescente X -&gt; portale energy-dispersive x-ray fluorescence ‘p-XXRF) analyzers </text:span></text:p>
      <text:p text:style-name="Standard"><text:span text:style-name="T2">-Permet de travailler in situ </text:span></text:p>
      <text:p text:style-name="Standard"><text:span text:style-name="T2">-Donne accès a des élèments qui sont intéressants pour les études de provenance </text:span></text:p>
      <text:p text:style-name="Standard"><text:span text:style-name="T2">-résultat de l’analyse très rapide </text:span></text:p>
      <text:p text:style-name="P1"/>
      <text:p text:style-name="Standard"><text:span text:style-name="T5">Intérêt</text:span><text:span text:style-name="T2">: analyse non destructive/ portable / dosage des éléments traces (très faible concentration)</text:span></text:p>
      <text:p text:style-name="Standard"><text:span text:style-name="T5">Limitations</text:span><text:span text:style-name="T2">: surface d’analyse minimum 3x3mm et épaisseur &gt; 3mm</text:span></text:p>
      <text:p text:style-name="P1"/>
      <text:p text:style-name="P1"/>
      <text:p text:style-name="P1"/>
      <text:p text:style-name="P15"><text:span text:style-name="T1">Cours 2</text:span></text:p>
      <text:p text:style-name="P7"/>
      <text:p text:style-name="P8"><text:span text:style-name="T7">La matiere</text:span></text:p>
      <text:p text:style-name="P7"/>
      <text:p text:style-name="P6"/>
      <text:p text:style-name="P5"><text:span text:style-name="T8">Atomos -&gt; matiere = constituee de particules qui interagissent entre elles </text:span></text:p>
      <text:p text:style-name="P5"><text:span text:style-name="T8">Ces atomes sont des entites composite constitué d’un noyau et d’electrons -&gt; pretons et neutrons </text:span></text:p>
      <text:p text:style-name="P10"/>
      <text:p text:style-name="P5"><text:span text:style-name="T8">Un atome est un edifice electriquement neutre constitué d’un noyau chargé positivement et d’electrons chargés negativement qui gravitent autour d’un noyau </text:span></text:p>
      <text:p text:style-name="P5"><text:span text:style-name="T8">Atome -&gt; noyau= nucleons= neutrons + protons (chargés +)</text:span></text:p>
      <text:p text:style-name="P5"><text:span text:style-name="T8"><text:s text:c="6"/>-&gt; electrons (charge -)</text:span></text:p>
      <text:p text:style-name="P10"/>
      <text:p text:style-name="P5"><text:span text:style-name="T8">Un atome est caracterise par:</text:span></text:p>
      <text:p text:style-name="P5"><text:span text:style-name="T8">-une (ou plusieurs) lettre (s) le symbolisant <text:s/>ex C pour carbone</text:span></text:p>
      <text:p text:style-name="P5"><text:span text:style-name="T8">-son nombre de protons (+) appelé numero atomique Z </text:span></text:p>
      <text:p text:style-name="P5"><text:span text:style-name="T8">-son nombre de neutrons (neutre) N</text:span></text:p>
      <text:p text:style-name="P5"><text:span text:style-name="T8">-son nombre total de nucleons appelé nombrede masse A (A= Z+N)</text:span></text:p>
      <text:p text:style-name="P10"/>
      <text:p text:style-name="P5"><text:span text:style-name="T8">La classification chimique: elle est basee sr le numero atomique Z </text:span></text:p>
      <text:p text:style-name="P5"><text:span text:style-name="T8">La classification physique: elle est basee sur le nombre masse A </text:span></text:p>
      <text:p text:style-name="P10"/>
      <text:p text:style-name="P5"><text:span text:style-name="T8">Atome metallique et non-metallique </text:span></text:p>
      <text:p text:style-name="P10"/>
      <text:p text:style-name="P5"><text:span text:style-name="T9">Metaux: </text:span></text:p>
      <text:p text:style-name="P5"><text:span text:style-name="T8">Propriete physique </text:span></text:p>
      <text:p text:style-name="P12"><text:span text:style-name="T8">Bon conducteur electrique </text:span></text:p>
      <text:p text:style-name="P12"><text:span text:style-name="T8">Ductiles </text:span></text:p>
      <text:p text:style-name="P12"><text:span text:style-name="T8">Mallebles </text:span></text:p>
      <text:p text:style-name="P12"><text:span text:style-name="T8">Eclat metallique </text:span></text:p>
      <text:p text:style-name="P12"><text:span text:style-name="T8">Bons conducteurs de la chaleur</text:span></text:p>
      <text:p text:style-name="P12"><text:span text:style-name="T8">Typiquement : solide, point de fusion eleve </text:span></text:p>
      <text:p text:style-name="P5"><text:span text:style-name="T8">Exemples: pb, ag, au , al , cu , zn, mg </text:span></text:p>
      <text:p text:style-name="P13"/>
      <text:p text:style-name="P5"><text:span text:style-name="T8">Propriete chimiques </text:span></text:p>
      <text:p text:style-name="P12"><text:span text:style-name="T8">Reagissent avec les acides </text:span></text:p>
      <text:p text:style-name="P12"><text:span text:style-name="T8">Forment des oxydes basiques</text:span></text:p>
      <text:p text:style-name="P12"><text:span text:style-name="T8">Forment des caions </text:span></text:p>
      <text:p text:style-name="P12"><text:span text:style-name="T8">Forment des halogenure ioniques </text:span></text:p>
      <text:p text:style-name="P13"/>
      <text:p text:style-name="P13"/>
      <text:p text:style-name="P5"><text:span text:style-name="T9">Non metaux </text:span></text:p>
      <text:p text:style-name="P5"><text:span text:style-name="T8">Propriété physiques</text:span></text:p>
      <text:p text:style-name="P12"><text:span text:style-name="T8">Mauvais conducteurs electrique </text:span></text:p>
      <text:p text:style-name="P12"><text:span text:style-name="T8">Non ductiles</text:span></text:p>
      <text:p text:style-name="P12"><text:span text:style-name="T8">Non malleables (cassants)</text:span></text:p>
      <text:p text:style-name="P12"><text:span text:style-name="T8">Mats</text:span></text:p>
      <text:p text:style-name="P12"><text:span text:style-name="T8">Mauvais conducteurs de la chaleur </text:span></text:p>
      <text:p text:style-name="P12"><text:span text:style-name="T8">Typiquement: solides, liquides, gazeux, point de fusion peu eleve </text:span></text:p>
      <text:p text:style-name="P5"><text:span text:style-name="T8">Exemple: s,c, p, i,f, cl </text:span></text:p>
      <text:p text:style-name="P13"/>
      <text:p text:style-name="P5"><text:span text:style-name="T8">Propriétés chimiques</text:span></text:p>
      <text:p text:style-name="P12"><text:span text:style-name="T8">Ne reagissent p<text:tab/>as avec les acides </text:span></text:p>
      <text:p text:style-name="P12"><text:span text:style-name="T8">Forment des oxydes acides </text:span></text:p>
      <text:p text:style-name="P12"><text:span text:style-name="T8">Forment des anions </text:span></text:p>
      <text:p text:style-name="P12"><text:span text:style-name="T8">Forment des halogenures covalents</text:span></text:p>
      <text:p text:style-name="P13"><text:soft-page-break/></text:p>
      <text:p text:style-name="P10"/>
      <text:p text:style-name="P5"><text:span text:style-name="T6">Propriete chimique de l’atome </text:span></text:p>
      <text:p text:style-name="P10"/>
      <text:p text:style-name="P5"><text:span text:style-name="T8">La </text:span><text:span text:style-name="T9">liaison ionique</text:span><text:span text:style-name="T8"> est un type de liaison chimique qui peut etre pforme par une paire d’atomes possedant une grande diff d’electronegativite </text:span></text:p>
      <text:p text:style-name="P5"><text:span text:style-name="T8">Le metal donne un ou plusieurs electrons pour former un ion charge positivement (cation)</text:span></text:p>
      <text:p text:style-name="P5"><text:span text:style-name="T8">Le non-metal capte ces electrons pour former un ion charge negativement ( anion)</text:span></text:p>
      <text:p text:style-name="P5"><text:span text:style-name="T8">Ex Na+ + Cll- -&gt; NaCl</text:span></text:p>
      <text:p text:style-name="P10"/>
      <text:p text:style-name="P5"><text:span text:style-name="T8">Les </text:span><text:span text:style-name="T9">liaison covalente</text:span><text:span text:style-name="T8"> est une liaison chimique dans laquelle chacun des atomes met en commun un electrons de ses couches ext afin de former un doublet d’electrons liant les deux atomes. C’est une forme qui produit l’attraction mutuelle entre atomes </text:span></text:p>
      <text:p text:style-name="P5"><text:span text:style-name="T8">La liaison covalente implique generalement le partage equitable d’une seule paire d’electrons appele doublet liant. Chq atome fournissant un electron, la paire d’electrons est delocalisee entre deux atomes </text:span></text:p>
      <text:p text:style-name="P5"><text:span text:style-name="T8">Une liaison covalente est une liaison dans laquelle deux electrons de valence sont partage entre deux non metaux </text:span></text:p>
      <text:p text:style-name="P10"/>
      <text:p text:style-name="P5"><text:span text:style-name="T8">Une </text:span><text:span text:style-name="T9">liaison metallique</text:span><text:span text:style-name="T8"> est un type de liaison chimique, cette liaison permet la cohesion des atomes d’un metal </text:span></text:p>
      <text:p text:style-name="P5"><text:span text:style-name="T8">Elle concerne un tres grds nombre d’atomes (typiquementplusieur millios voire plus)</text:span></text:p>
      <text:p text:style-name="P5"><text:span text:style-name="T8">Ces atomes mettent en commun un ou plusieurs electrons, appele electrons libres qui vont etre a l’origine de la conductivite electrique des metaux </text:span></text:p>
      <text:p text:style-name="P5"><text:span text:style-name="T8">Par rapport a la liaison covalente, on peut voir les electrons libres comme deselectrons delocalises a toute la piece metallique </text:span></text:p>
      <text:p text:style-name="P1"/>
      <text:p text:style-name="P1"/>
      <text:p text:style-name="P3"/>
      <text:p text:style-name="Standard"><text:span text:style-name="T6">Pourquoi certains noyaux ne sont pas stables ? </text:span></text:p>
      <text:p text:style-name="P1"/>
      <text:p text:style-name="Standard"><text:span text:style-name="T2">La force d’interaction nucleaire, attractive, forte, a une portee tres courte de l’ordre de grandeur d’un nucleon </text:span></text:p>
      <text:p text:style-name="Standard"><text:span text:style-name="T2">Pour l’assemblage et la cohesion de ce noyaux, trois cas de fig sont envisageable:</text:span></text:p>
      <text:p text:style-name="Standard"><text:span text:style-name="T2">-nb. Neutrons et nb. Protons tel que la force nucleaire dorte et la repulsion coulombienne se compensent -&gt; stabilite </text:span></text:p>
      <text:p text:style-name="Standard"><text:span text:style-name="T2">-force excessivement disproportionnees -&gt; instabilite totale </text:span></text:p>
      <text:p text:style-name="Standard"><text:span text:style-name="T2">-situation intermediare: desequilibre entre les deux forces: le noyau existe pdt une duree limitee av de se desintegrer -&gt; duree de vie </text:span></text:p>
      <text:p text:style-name="P1"/>
      <text:p text:style-name="P3"/>
      <text:p text:style-name="Standard"><text:span text:style-name="T6">La radioactivite et le temps qui passe </text:span></text:p>
      <text:p text:style-name="P1"/>
      <text:p text:style-name="Standard"><text:span text:style-name="T2">Processus de transformation spotanee des noyaux atomique instables en noyaux stables par emission de projectible de haute energie </text:span></text:p>
      <text:p text:style-name="Standard"><text:span text:style-name="T2">-&gt; ejection de particules alpha, beta </text:span></text:p>
      <text:p text:style-name="Standard"><text:span text:style-name="T2">-&gt; production de rayonnements y(gama): degagement d’energie</text:span></text:p>
      <text:p text:style-name="P1"/>
      <text:p text:style-name="Standard"><text:span text:style-name="T2">Les desintegration alpha et beta s’accompagne le plus souvent:</text:span></text:p>
      <text:p text:style-name="P1"/>
      <text:p text:style-name="Standard"><text:span text:style-name="T2">Emmission de gamme: protons de grande energie (MeV) sans charge, ni masse qui correspondent à un rearrangemnt des nucleons </text:span></text:p>
      <text:p text:style-name="P1"/>
      <text:p text:style-name="Standard"><text:span text:style-name="T2">Decroissance de l’activité d’un echantillon radioactif en fonction du temps</text:span></text:p>
      <text:p text:style-name="Standard"><text:span text:style-name="T2">M: activite radioactive: nb de desintegration emises par seconde </text:span></text:p>
      <text:p text:style-name="P1"/>
      <text:p text:style-name="Standard"><text:soft-page-break/><text:span text:style-name="T6">Structure</text:span></text:p>
      <text:p text:style-name="P1"/>
      <text:p text:style-name="Standard"><text:span text:style-name="T2">Le carbone est susceptible de cristaliser sous deux formes differentes: </text:span></text:p>
      <text:p text:style-name="Standard"><text:span text:style-name="T2">-diamant </text:span></text:p>
      <text:p text:style-name="Standard"><text:span text:style-name="T2">-graphite</text:span></text:p>
      <text:p text:style-name="P1"/>
      <text:p text:style-name="P1"/>
      <text:p text:style-name="Standard"><text:span text:style-name="T6">L’espace minerale </text:span></text:p>
      <text:p text:style-name="P1"/>
      <text:p text:style-name="Standard"><text:span text:style-name="T2">Minéral: entite caracterise par une compo chmique, une formule (stoéchimétrie), par un agencement specifique d’atome, par une maille elementaire (structure)</text:span></text:p>
      <text:p text:style-name="Standard"><text:span text:style-name="T2">Maille elemetaire: la plus petite entite qui permet de reconsilier le reseau cristallin tout entier </text:span></text:p>
      <text:p text:style-name="P1"/>
      <text:p text:style-name="Standard"><text:span text:style-name="T6">Les systemes cristallins </text:span></text:p>
      <text:p text:style-name="Standard"><text:span text:style-name="T2">(accromath.uqam.ca)</text:span></text:p>
      <text:p text:style-name="P1"/>
      <text:p text:style-name="P1"/>
      <text:p text:style-name="Standard"><text:span text:style-name="T6">Analyse structurale</text:span></text:p>
      <text:p text:style-name="P1"/>
      <text:p text:style-name="Standard"><text:span text:style-name="T2">Interaction sans perte d’energie </text:span></text:p>
      <text:p text:style-name="Standard"><text:span text:style-name="T2">-&gt; info sur l’agencement des atomes, la maille elementaire</text:span></text:p>
      <text:p text:style-name="Standard"><text:span text:style-name="T2">-&gt; la structure cristalline </text:span></text:p>
      <text:p text:style-name="P1"/>
      <text:p text:style-name="P1"/>
      <text:p text:style-name="Standard"><text:span text:style-name="T6">Niveau de l’analyse </text:span></text:p>
      <text:p text:style-name="P3"/>
      <text:p text:style-name="P3"/>
      <text:p text:style-name="P14"><text:span text:style-name="T1">Cours 3</text:span></text:p>
      <text:p text:style-name="P3"/>
      <text:p text:style-name="P8"><text:span text:style-name="T6">Explorer la matière</text:span></text:p>
      <text:p text:style-name="P4"/>
      <text:p text:style-name="P5"><text:span text:style-name="T9">Spécificités et contraintes de l’analuse des matériaux du patrimoine culturel </text:span></text:p>
      <text:p text:style-name="P5"><text:span text:style-name="T8">Defit du point de vue analytique:</text:span></text:p>
      <text:p text:style-name="P12"><text:span text:style-name="T8">-prelevements interdits ou de tres peite taille (objets precieux, pas de prelevement -&gt; méthode non-invasive, pas de dommage -&gt; methode non destructives)</text:span></text:p>
      <text:p text:style-name="P12"><text:span text:style-name="T8">-materiaux composites, heterogenes, transformés par l’homme </text:span></text:p>
      <text:p text:style-name="P12"><text:span text:style-name="T8">-soumos à des degradations naturelles ou modifications humaines </text:span></text:p>
      <text:p text:style-name="P5"><text:span text:style-name="T8">Conplexite des conditions d’utilisation de l’objet et de leur conservation</text:span></text:p>
      <text:p text:style-name="P12"><text:span text:style-name="T8">-savoir faire perdu</text:span></text:p>
      <text:p text:style-name="P12"><text:span text:style-name="T8">-reutilisation en particulier des matieres precieuses (recyclage des métaux, pierres precieuses...)</text:span></text:p>
      <text:p text:style-name="P12"><text:span text:style-name="T8">-restaurations anciennes </text:span></text:p>
      <text:p text:style-name="P13"/>
      <text:p text:style-name="P5"><text:span text:style-name="T9">Choix des techniques analytiques </text:span></text:p>
      <text:p text:style-name="P10"/>
      <text:list xml:id="list3973593262" text:style-name="WWNum1">
        <text:list-item>
          <text:p text:style-name="P17"><text:span text:style-name="T8">Criteres lies a la technique </text:span></text:p>
        </text:list-item>
      </text:list>
      <text:p text:style-name="P12"><text:span text:style-name="T8">-caractere non destructif</text:span></text:p>
      <text:p text:style-name="P12"><text:span text:style-name="T8">-mobilite</text:span></text:p>
      <text:p text:style-name="P12"><text:span text:style-name="T8">-nature des informations</text:span></text:p>
      <text:p text:style-name="P12"><text:span text:style-name="T8">-mise en oeuvre </text:span></text:p>
      <text:p text:style-name="P12"><text:span text:style-name="T8">-facilite (manipulation, interpretation</text:span></text:p>
      <text:p text:style-name="P12"><text:span text:style-name="T8">-cout </text:span></text:p>
      <text:p text:style-name="P13"/>
      <text:list xml:id="list113242940610235" text:continue-numbering="true" text:style-name="WWNum1">
        <text:list-item>
          <text:p text:style-name="P17"><text:span text:style-name="T8">Critere lies a l’echantillon </text:span></text:p>
        </text:list-item>
      </text:list>
      <text:p text:style-name="P12"><text:span text:style-name="T8">-niveau de l’analyse selon la problematique (elementaire, structurale,macroscopique </text:span></text:p>
      <text:p text:style-name="P12"><text:span text:style-name="T8">-alteration de l’echantillon </text:span></text:p>
      <text:p text:style-name="P12"><text:span text:style-name="T8">-quantite de matiere </text:span></text:p>
      <text:p text:style-name="P13"/>
      <text:p text:style-name="P5"><text:span text:style-name="T9">Analyse elementaire par spectrometrie </text:span></text:p>
      <text:p text:style-name="P5"><text:span text:style-name="T8">Il s’agit de connaitre, identifier les atomes par le jeu des interactions matiere/rayonnement-&gt; on envoie sur la matiere un rayonnement incident et la matiere va reemettre un rayonnement induit </text:span></text:p>
      <text:p text:style-name="P10"/>
      <text:p text:style-name="P5"><text:span text:style-name="T9">Analyse elementaire par spectometrie X </text:span></text:p>
      <text:p text:style-name="P5"><text:span text:style-name="T8">Il s’agit de connaitre, identifier des atomes </text:span></text:p>
      <text:p text:style-name="P5"><text:span text:style-name="T8">Par quel moyen ? </text:span></text:p>
      <text:p text:style-name="P5"><text:span text:style-name="T8">En provoquant l’emission d’un rayonnement caracteristique de l’atome</text:span></text:p>
      <text:p text:style-name="P5"><text:span text:style-name="T8">Nous pouvons identifier un atome:</text:span></text:p>
      <text:p text:style-name="P12"><text:span text:style-name="T8">-en l’excitant par apport d’energie exterieure</text:span></text:p>
      <text:p text:style-name="P12"><text:span text:style-name="T8">- 1e- del’atome est excitéou arraché -&gt; réarrangement du cortege des e- en revenant a l’etat initial, un e- se desexcite en émettant un rayonnement spécifique </text:span></text:p>
      <text:p text:style-name="P5"><text:span text:style-name="T8">En pratique, comment observer la desexcitation caracteristique des atomes </text:span></text:p>
      <text:p text:style-name="P5"><text:span text:style-name="T8">Il duffit de receuillir les raonnement emis par le materiau excité lors de son retour a l’etat stable </text:span></text:p>
      <text:p text:style-name="P5"><text:span text:style-name="T8">On identifie les elements presents en mesurant l’energie des rayonnement induits et en les comparant avec les spectres de reference</text:span></text:p>
      <text:p text:style-name="P5"><text:span text:style-name="T8">On peut provoquer l’emission caracteristique d’atomes en bombardant la matiereapr un faiseau </text:span></text:p>
      <text:p text:style-name="P5"><text:span text:style-name="T8">L’interaction entre le faisceau d’electrons et l’échantillon produit entre autres l’emission de rayons X caracteristiques des elements constructiifs du materiau et des electrons secondaires et rétrodifuses a la base des images </text:span></text:p>
      <text:p text:style-name="P10"/>
      <text:p text:style-name="P5"><text:span text:style-name="T9">Apports du MED: imagerie et analyses</text:span></text:p>
      <text:p text:style-name="P5"><text:span text:style-name="T8">Imageries: les electrons secondaires ejectes des atomes de l’echantillon permettent la visualisation de la topographie de la surface </text:span></text:p>
      <text:p text:style-name="P10"/>
      <text:p text:style-name="P5"><text:span text:style-name="T8">-par le jeu des interactions matiere/rayonnement </text:span></text:p>
      <text:p text:style-name="P5"><text:soft-page-break/><text:span text:style-name="T8">PIXE: émission X induite par des particules </text:span></text:p>
      <text:p text:style-name="P10"/>
      <text:p text:style-name="P5"><text:span text:style-name="T8">Analyse structurale pour identifier l’espece minerale </text:span></text:p>
      <text:p text:style-name="P5"><text:span text:style-name="T8">Mineral: entite caracterisee par une composition chimique, une formue (stoéchiométrie), par un agencement specifique d’atomes, par une maille elementaire (structure)</text:span></text:p>
      <text:p text:style-name="P10"/>
      <text:p text:style-name="P5"><text:span text:style-name="T8">Comment identifier ces structure cristallines ? </text:span></text:p>
      <text:p text:style-name="P12"><text:span text:style-name="T8">-par diffraction des rayons X </text:span></text:p>
      <text:p text:style-name="P12"><text:span text:style-name="T8">Le rayonnement X primaire est dévié, diffracté </text:span></text:p>
      <text:p text:style-name="P12"><text:span text:style-name="T8">-par spectrométrie Raman</text:span></text:p>
      <text:p text:style-name="P10"/>
      <text:p text:style-name="P5"><text:span text:style-name="T8">Reconnaissance de composés par spectrométrie Raman</text:span></text:p>
      <text:p text:style-name="P5"><text:span text:style-name="T8">Comment procéder ? </text:span></text:p>
      <text:p text:style-name="P10"/>
      <text:p text:style-name="P16"><text:bookmark text:name="_GoBack"/>Cours </text:p>
      <text:p text:style-name="P13"/>
      <text:p text:style-name="P3"/>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pt" fo:language="fr" fo:country="FR" style:letter-kerning="true" style:font-name-asian="宋体"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07:30:00</meta:creation-date>
    <meta:initial-creator>ASUS_08_2016</meta:initial-creator>
    <dc:date>2018-02-12T11:32:39.891000000</dc:date>
    <meta:editing-cycles>3</meta:editing-cycles>
    <meta:generator>LibreOffice/5.3.6.1$Windows_x86 LibreOffice_project/686f202eff87ef707079aeb7f485847613344eb7</meta:generator>
    <meta:editing-duration>PT4H4M30S</meta:editing-duration>
    <meta:document-statistic meta:table-count="0" meta:image-count="0" meta:object-count="0" meta:page-count="8" meta:paragraph-count="185" meta:word-count="1391" meta:character-count="9723" meta:non-whitespace-character-count="8389"/>
    <meta:user-defined meta:name="DocSecurity" meta:value-type="float">0</meta:user-defined>
    <meta:user-defined meta:name="KSOProductBuildVer">1033-10.2.0.5978</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